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ausdokumentti</text:p>
      <text:p text:style-name="Standard">Mitä on testattu, miten tämä tehtiin</text:p>
      <text:p text:style-name="Standard">Minkälaisilla syötteillä testaus tehtiin (vertailupainotteisissa töissä tärkätä)</text:p>
      <text:p text:style-name="Standard">Miten testit voidaan toistaa</text:p>
      <text:p text:style-name="Standard">Ohjelman toiminnan empiirisen testauksen tulosten esittäminen graafisessa muodossa.</text:p>
      <text:p text:style-name="Standard">Testaus on ideaalitapauksessa suoritettava ohjelma. Tällöin testi on helposti toistettavissa, mikä helpottaa toteutuksen tekoa jo varhaisessa vaiheessa. On erittäin suositeltavaa käyttää testaukseen JUniti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7:19</meta:creation-date>
    <dc:date>2013-05-21T11:47:57</dc:date>
    <meta:editing-duration>P0D</meta:editing-duration>
    <meta:editing-cycles>1</meta:editing-cycles>
    <meta:document-statistic meta:table-count="0" meta:image-count="0" meta:object-count="0" meta:page-count="1" meta:paragraph-count="6" meta:word-count="49" meta:character-count="451" meta:non-whitespace-character-count="451"/>
    <meta:generator>LibreOffice/3.6$Linux_x86 LibreOffice_project/360m1$Build-2</meta:generator>
  </office:meta>
</office:document-meta>
</file>